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150%"/>
      <style:text-properties style:font-name-asian="標楷體" fo:font-size="36pt" style:font-size-asian="36pt"/>
    </style:style>
    <style:style style:name="P2" style:parent-style-name="內文" style:family="paragraph">
      <style:paragraph-properties fo:line-height="150%" fo:text-indent="1.3888in"/>
      <style:text-properties style:font-name-asian="標楷體" fo:font-size="20pt" style:font-size-asian="20pt"/>
    </style:style>
    <style:style style:name="P3" style:parent-style-name="內文" style:family="paragraph">
      <style:paragraph-properties fo:line-height="150%"/>
      <style:text-properties style:font-name-asian="標楷體" fo:font-size="20pt" style:font-size-asian="20pt"/>
    </style:style>
    <style:style style:name="P4" style:parent-style-name="內文" style:family="paragraph">
      <style:paragraph-properties fo:line-height="150%"/>
      <style:text-properties style:font-name-asian="標楷體" fo:font-size="20pt" style:font-size-asian="20pt"/>
    </style:style>
    <style:style style:name="P5" style:parent-style-name="內文" style:family="paragraph">
      <style:paragraph-properties fo:line-height="150%" fo:text-indent="3.6111in"/>
      <style:text-properties style:font-name-asian="標楷體" fo:font-size="20pt" style:font-size-asian="20pt"/>
    </style:style>
    <style:style style:name="P6" style:parent-style-name="內文" style:family="paragraph">
      <style:paragraph-properties fo:line-height="150%"/>
      <style:text-properties style:font-name-asian="標楷體" fo:font-size="20pt" style:font-size-asian="20pt"/>
    </style:style>
    <style:style style:name="P7" style:parent-style-name="內文" style:family="paragraph">
      <style:paragraph-properties fo:text-align="start" fo:line-height="150%"/>
    </style:style>
    <style:style style:name="T8" style:parent-style-name="預設段落字型" style:family="text">
      <style:text-properties style:font-name-asian="標楷體" fo:font-size="20pt" style:font-size-asian="20pt"/>
    </style:style>
  </office:automatic-styles>
  <office:body>
    <office:text text:use-soft-page-breaks="true">
      <text:p text:style-name="P1">監造證明書</text:p>
      <text:p text:style-name="本文縮排">本建築師監造　　　　　　　　　　　　　　　起造座落於　　　　　　　　段　　　　　　　　　小段　　　　　　　　　　<text:s text:c="3"/>等<text:s text:c="8"/>筆地號土地之建築物工程，領有貴局核發　　　　　（建、雜）字第　　　　　號（建造、雜項）執照，確實由本建築師依建築師法第十八條規定負責監造，並於　　　年　　　月　　　日竣工無誤，特此證明。</text:p>
      <text:p text:style-name="P2">此致</text:p>
      <text:p text:style-name="P3">經濟部水利署台北水源特定區管理局</text:p>
      <text:p text:style-name="P4"/>
      <text:p text:style-name="P5">監造建築師：</text:p>
      <text:p text:style-name="P6"/>
      <text:p text:style-name="P7"><text:span text:style-name="T8">中華民國　　　年　　　月　　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line-height="150%" fo:text-indent="0.4444in"/>
      <style:text-properties style:font-name-asian="標楷體"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監造證明書</dc:title>
    <meta:initial-creator>user0060246</meta:initial-creator>
    <dc:creator>林茂昌</dc:creator>
    <meta:creation-date>2018-11-14T03:18:00Z</meta:creation-date>
    <dc:date>2018-11-14T03:18:00Z</dc:date>
    <meta:print-date>2018-11-14T03:1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13" meta:row-count="1" meta:non-whitespace-character-count="183"/>
  </office:meta>
</office:document-meta>
</file>